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a43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a43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a43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a43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a43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a43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a43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a43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a43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a43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a43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a43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a43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a43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a43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a43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a43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German Alexander Velasquez Villarro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5843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German Alejandro Velasquez Rodri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744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7.1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83" meta:non-whitespace-character-count="1016"/>
    <meta:template xlink:type="simple" xlink:actuate="onRequest" xlink:title="Normal" xlink:href=""/>
  </office:meta>
</office:document-meta>
</file>